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D0000003A3E00C532C539CB8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91e4b" officeooo:paragraph-rsid="00291e4b"/>
    </style:style>
    <style:style style:name="P2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7b2d" officeooo:paragraph-rsid="00217b2d"/>
    </style:style>
    <style:style style:name="P4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186e" officeooo:paragraph-rsid="0021186e"/>
    </style:style>
    <style:style style:name="P5" style:family="paragraph" style:parent-style-name="Text_20_body">
      <style:text-properties officeooo:rsid="0054c028" officeooo:paragraph-rsid="0054c028"/>
    </style:style>
    <style:style style:name="P6" style:family="paragraph" style:parent-style-name="Text_20_body">
      <style:paragraph-properties fo:line-height="120%"/>
      <style:text-properties officeooo:rsid="00591569" officeooo:paragraph-rsid="00591569"/>
    </style:style>
    <style:style style:name="P7" style:family="paragraph" style:parent-style-name="Heading" style:master-page-name="Standard">
      <style:paragraph-properties style:page-number="auto" fo:padding-left="0cm" fo:padding-right="0cm" fo:padding-top="0cm" fo:padding-bottom="0.074cm" fo:border-left="none" fo:border-right="none" fo:border-top="none" fo:border-bottom="0.99pt solid #000000" style:join-border="false"/>
    </style:style>
    <style:style style:name="P8" style:family="paragraph" style:parent-style-name="Text_20_body" style:list-style-name="L1">
      <style:text-properties officeooo:rsid="0054c028" officeooo:paragraph-rsid="0054c028"/>
    </style:style>
    <style:style style:name="P9" style:family="paragraph" style:parent-style-name="Text_20_body" style:list-style-name="L1">
      <style:text-properties officeooo:rsid="0054c3d6" officeooo:paragraph-rsid="0054c3d6"/>
    </style:style>
    <style:style style:name="P10" style:family="paragraph" style:parent-style-name="Text_20_body" style:list-style-name="L1">
      <style:text-properties officeooo:rsid="0056334c" officeooo:paragraph-rsid="0056334c"/>
    </style:style>
    <style:style style:name="P11" style:family="paragraph" style:parent-style-name="Text_20_body" style:list-style-name="L1">
      <style:text-properties officeooo:rsid="00576179" officeooo:paragraph-rsid="00576179"/>
    </style:style>
    <style:style style:name="P12" style:family="paragraph" style:parent-style-name="Text_20_body" style:list-style-name="L1">
      <style:text-properties officeooo:rsid="00591569" officeooo:paragraph-rsid="00591569"/>
    </style:style>
    <style:style style:name="P13" style:family="paragraph" style:parent-style-name="Text_20_body" style:list-style-name="L1">
      <style:text-properties officeooo:rsid="005a7c23" officeooo:paragraph-rsid="005a7c23"/>
    </style:style>
    <style:style style:name="P14" style:family="paragraph" style:parent-style-name="Text_20_body" style:list-style-name="L1">
      <style:paragraph-properties fo:break-before="page"/>
      <style:text-properties officeooo:rsid="00591569" officeooo:paragraph-rsid="00591569"/>
    </style:style>
    <style:style style:name="T1" style:family="text">
      <style:text-properties officeooo:rsid="001f5466"/>
    </style:style>
    <style:style style:name="T2" style:family="text">
      <style:text-properties officeooo:rsid="0021186e"/>
    </style:style>
    <style:style style:name="T3" style:family="text">
      <style:text-properties officeooo:rsid="005a44d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wesende <text:span text:style-name="T1">Mitglieder</text:span></text:p>
      <text:p text:style-name="P5">Leon Farchau, Andre Siewert, Michael Prange, Olaf Koenig, Philip Markus, <text:span text:style-name="T3">Björn Koenig</text:span></text:p>
      <text:p text:style-name="P2">Gäste</text:p>
      <text:p text:style-name="P5">Peter Mohr, Hans-Christan Meinert, Bernd, Gerd Schiestel, <text:span text:style-name="T3">René Plitzko</text:span></text:p>
      <text:p text:style-name="P2">Protokol<text:span text:style-name="T2">lant.in:</text:span></text:p>
      <text:p text:style-name="P5">Michael Prange</text:p>
      <text:p text:style-name="P4">Festlegen der Beschlussfähigkeit</text:p>
      <text:p text:style-name="P5">gegeben</text:p>
      <text:p text:style-name="P3">Tagesordnungspunkte</text:p>
      <text:list xml:id="list8471042562815095428" text:style-name="L1">
        <text:list-item>
          <text:p text:style-name="P8">Vorstellungsrunde</text:p>
        </text:list-item>
        <text:list-item>
          <text:p text:style-name="P8">Auftreten nach außen</text:p>
          <text:list>
            <text:list-item>
              <text:p text:style-name="P9">Mitmachen ist kostenlos; Mitglieder dürfen Maschinen nutzen; Es gibt eine Spendenerwartung an nicht Mitglieder; </text:p>
            </text:list-item>
          </text:list>
        </text:list-item>
        <text:list-item>
          <text:p text:style-name="P10">Nachrichen an die Öffentlichkeit</text:p>
          <text:list>
            <text:list-item>
              <text:p text:style-name="P10">Bekanntmachen von Initativen sollen vorher im Vorstand abgestimmt werden</text:p>
            </text:list-item>
            <text:list-item>
              <text:p text:style-name="P10">Protokoll auf Website/Gitlab online stellen</text:p>
            </text:list-item>
            <text:list-item>
              <text:p text:style-name="P10">Vita des Vorstand auf Website veröffentlichen</text:p>
            </text:list-item>
            <text:list-item>
              <text:p text:style-name="P10">Disclaimer, Philip fragt bei VOW an, Michael bei Digitalcourage und Repair Café</text:p>
            </text:list-item>
          </text:list>
        </text:list-item>
        <text:list-item>
          <text:p text:style-name="P10">Flyer überarbeiten</text:p>
          <text:list>
            <text:list-item>
              <text:p text:style-name="P10">Spendenaufforderung auf Rückseite</text:p>
            </text:list-item>
            <text:list-item>
              <text:p text:style-name="P10">Vorteile für Mitglieder direkt beim Aufklappen</text:p>
            </text:list-item>
          </text:list>
        </text:list-item>
        <text:list-item>
          <text:p text:style-name="P10">Jverein</text:p>
          <text:list>
            <text:list-item>
              <text:p text:style-name="P10">Anbindung an das Konto funktioniert</text:p>
            </text:list-item>
            <text:list-item>
              <text:p text:style-name="P10">Lastschrift funktioniert noch nicht</text:p>
            </text:list-item>
          </text:list>
        </text:list-item>
        <text:list-item>
          <text:p text:style-name="P10">Öffnungszeiten Basteltermine</text:p>
          <text:list>
            <text:list-item>
              <text:p text:style-name="P10">Mitwochs sind Planungstreffen, Samstags sind Basteltage</text:p>
            </text:list-item>
            <text:list-item>
              <text:p text:style-name="P10">Zurzeit soll jeder Samstag ein öffentlicher Basteltag sein</text:p>
            </text:list-item>
            <text:list-item>
              <text:p text:style-name="P11">Mittwochs soll ein reduziertes Basteln möglich sein</text:p>
            </text:list-item>
            <text:list-item>
              <text:p text:style-name="P12">Planungstreffen Feistaubsensoren am 7.11. 19:30 Uhr in der Weberei</text:p>
            </text:list-item>
          </text:list>
        </text:list-item>
      </text:list>
      <text:p text:style-name="P6"/>
      <text:list xml:id="list141431908736837" text:continue-numbering="true" text:style-name="L1">
        <text:list-item>
          <text:p text:style-name="P14">Digitaler Aufbruch</text:p>
          <text:list>
            <text:list-item>
              <text:p text:style-name="P12">Was Tun? Was Interaktives!</text:p>
              <text:list>
                <text:list-item>
                  <text:p text:style-name="P12">Jeder kann einen individuellen Einkaufschip mit seinen Initialen drucken</text:p>
                </text:list-item>
                <text:list-item>
                  <text:p text:style-name="P12">selbstegabsteltes Thelemin <text:s/>zum Ausprobieren</text:p>
                </text:list-item>
                <text:list-item>
                  <text:p text:style-name="P12">Equilizer</text:p>
                </text:list-item>
                <text:list-item>
                  <text:p text:style-name="P12">Feinstaubsensor Life Anzeige</text:p>
                </text:list-item>
                <text:list-item>
                  <text:p text:style-name="P12">RC Auto?</text:p>
                </text:list-item>
                <text:list-item>
                  <text:p text:style-name="P12">Makerspace!</text:p>
                </text:list-item>
                <text:list-item>
                  <text:p text:style-name="P13">LED Throwie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 style:writing-mode="page"/>
      <style:text-properties style:font-name="Liberation Sans1" fo:font-family="'Liberation Sans'" style:font-style-name="Standard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0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 style:writing-mode="page"/>
      <style:text-properties fo:font-size="10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91e4b" officeooo:paragraph-rsid="00291e4b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number:date-style style:name="N79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Title"><draw:frame draw:style-name="Mfr1" draw:name="Bild2" text:anchor-type="paragraph" svg:x="9.941cm" svg:y="0cm" svg:width="7.061cm" svg:height="3.3cm" draw:z-index="1"><draw:image xlink:href="Pictures/10000201000007D0000003A3E00C532C539CB886.png" xlink:type="simple" xlink:show="embed" xlink:actuate="onLoad"/></draw:frame>Planungstreffen</text:p>
        <text:p text:style-name="Subtitle"><text:date style:data-style-name="N79" text:date-value="2018-10-17T17:27:13.895056229" text:fixed="true">Mittwoch, 17. Oktober 2018</text:date></text:p>
      </style:header>
      <style:footer>
        <text:p text:style-name="MP1">Seite <text:page-number text:select-page="current">2</text:page-number> von <text:page-count>2</text:page-count></text:p>
      </style:footer>
    </style:master-page>
    <style:master-page style:name="Index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7:27:20.468864566</meta:creation-date>
    <meta:editing-duration>PT27M45S</meta:editing-duration>
    <meta:editing-cycles>7</meta:editing-cycles>
    <meta:generator>LibreOffice/5.2.7.2$Linux_X86_64 LibreOffice_project/20m0$Build-2</meta:generator>
    <dc:date>2018-10-19T20:25:24.833364511</dc:date>
    <meta:document-statistic meta:table-count="0" meta:image-count="1" meta:object-count="0" meta:page-count="2" meta:paragraph-count="40" meta:word-count="204" meta:character-count="1458" meta:non-whitespace-character-count="1320"/>
  </office:meta>
</office:document-meta>
</file>